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SUN5.1" svg:font-family="SUN5.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45.35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74.21pt"/>
    </style:style>
    <style:style style:name="co6" style:family="table-column">
      <style:table-column-properties fo:break-before="auto" style:column-width="13.44pt"/>
    </style:style>
    <style:style style:name="co7" style:family="table-column">
      <style:table-column-properties fo:break-before="auto" style:column-width="92.64pt"/>
    </style:style>
    <style:style style:name="co8" style:family="table-column">
      <style:table-column-properties fo:break-before="auto" style:column-width="121.49pt"/>
    </style:style>
    <style:style style:name="co9" style:family="table-column">
      <style:table-column-properties fo:break-before="auto" style:column-width="114.89pt"/>
    </style:style>
    <style:style style:name="co10" style:family="table-column">
      <style:table-column-properties fo:break-before="auto" style:column-width="112.51pt"/>
    </style:style>
    <style:style style:name="co11" style:family="table-column">
      <style:table-column-properties fo:break-before="auto" style:column-width="84.81pt"/>
    </style:style>
    <style:style style:name="co12" style:family="table-column">
      <style:table-column-properties fo:break-before="auto" style:column-width="65.54pt"/>
    </style:style>
    <style:style style:name="co13" style:family="table-column">
      <style:table-column-properties fo:break-before="auto" style:column-width="24.04pt"/>
    </style:style>
    <style:style style:name="co14" style:family="table-column">
      <style:table-column-properties fo:break-before="auto" style:column-width="167.2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ext-properties style:font-name="SUN5.1" fo:font-size="26pt" style:font-size-asian="26pt" style:font-size-complex="26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/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thewMark(xref)_5_1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1010" table:default-cell-style-name="Default"/>
        <table:table-row table:style-name="ro1">
          <table:table-cell table:style-name="ce9"/>
          <table:table-cell table:style-name="ce10" office:value-type="string" calcext:value-type="string">
            <text:p>Sun</text:p>
          </table:table-cell>
          <table:table-cell table:style-name="ce4" office:value-type="string" calcext:value-type="string">
            <text:p>Name</text:p>
          </table:table-cell>
          <table:table-cell table:style-name="ce14" office:value-type="string" calcext:value-type="string">
            <text:p>Unicode</text:p>
          </table:table-cell>
          <table:table-cell table:style-name="ce15" office:value-type="string" calcext:value-type="string">
            <text:p>Branch</text:p>
          </table:table-cell>
          <table:table-cell table:style-name="ce15" office:value-type="string" calcext:value-type="string">
            <text:p>P</text:p>
          </table:table-cell>
          <table:table-cell table:style-name="ce16" office:value-type="string" calcext:value-type="string">
            <text:p>d1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d3</text:p>
          </table:table-cell>
          <table:table-cell table:style-name="ce16" office:value-type="string" calcext:value-type="string">
            <text:p>d4</text:p>
          </table:table-cell>
          <table:table-cell table:style-name="ce16" office:value-type="string" calcext:value-type="string">
            <text:p>d5</text:p>
          </table:table-cell>
          <table:table-cell table:style-name="ce16" office:value-type="string" calcext:value-type="string">
            <text:p>d6</text:p>
          </table:table-cell>
          <table:table-cell table:style-name="ce16" office:value-type="string" calcext:value-type="string">
            <text:p>d7</text:p>
          </table:table-cell>
          <table:table-cell table:style-name="ce16" office:value-type="string" calcext:value-type="string">
            <text:p>synonym</text:p>
          </table:table-cell>
          <table:table-cell table:style-name="ce15" table:number-columns-repeated="1007"/>
          <table:table-cell table:style-name="ce19" table:number-columns-repeated="3"/>
        </table:table-row>
        <table:table-row table:style-name="ro2">
          <table:table-cell/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Harvest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ife,live,aliv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dwel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5"/>
          <table:table-cell office:value-type="string" calcext:value-type="string">
            <text:p>power:ca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raise,worship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mity,hat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ove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outh,said,speak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own,knowledge</text:p>
          </table:table-cell>
          <table:table-cell office:value-type="string" calcext:value-type="string">
            <text:p>write,pen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adoption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adopt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fea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t,no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live:life 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</text:p>
          </table:table-cell>
          <table:table-cell table:number-columns-repeated="6"/>
          <table:table-cell office:value-type="string" calcext:value-type="string">
            <text:p>whol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Crown,ruler,king,lord</text:p>
          </table:table-cell>
          <table:table-cell table:number-columns-repeated="5"/>
          <table:table-cell office:value-type="string" calcext:value-type="string">
            <text:p>permission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</text:p>
          </table:table-cell>
          <table:table-cell office:value-type="string" calcext:value-type="string">
            <text:p>One</text:p>
          </table:table-cell>
          <table:table-cell table:number-columns-repeated="5"/>
          <table:table-cell office:value-type="string" calcext:value-type="string">
            <text:p>onl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eternity:eternal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amazing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 </text:p>
          </table:table-cell>
          <table:table-cell office:value-type="string" calcext:value-type="string">
            <text:p>Mouth.said,speak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amazed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hear,ear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ngry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nger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ut,knife</text:p>
          </table:table-cell>
          <table:table-cell table:number-columns-repeated="4"/>
          <table:table-cell office:value-type="string" calcext:value-type="string">
            <text:p>Hanna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,forward</text:p>
          </table:table-cell>
          <table:table-cell table:number-columns-repeated="3"/>
          <table:table-cell office:value-type="string" calcext:value-type="string">
            <text:p>discip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show:reveal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 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ot,no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and,space,ground,earth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scend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Many</text:p>
          </table:table-cell>
          <table:table-cell table:number-columns-repeated="3"/>
          <table:table-cell office:value-type="string" calcext:value-type="string">
            <text:p>cohor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prisoned:bound:chai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ris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ir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questioned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ow,knowledge</text:p>
          </table:table-cell>
          <table:table-cell table:number-columns-repeated="5"/>
          <table:table-cell office:value-type="string" calcext:value-type="string">
            <text:p>confidenc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4"/>
          <table:table-cell office:value-type="string" calcext:value-type="string">
            <text:p>helpe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rite,pen</text:p>
          </table:table-cell>
          <table:table-cell table:number-columns-repeated="5"/>
          <table:table-cell office:value-type="string" calcext:value-type="string">
            <text:p>writer:scribe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uth,said,speak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ttendant,helper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wledge,know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ignorant,ignorance,confuse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ox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aptize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aptism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man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water,we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ee,eye</text:p>
          </table:table-cell>
          <table:table-cell office:value-type="string" calcext:value-type="string">
            <text:p>blind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Net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r:fight 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People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hi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beaut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beautifu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therefore:purpose:reason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cal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/sleep</text:p>
          </table:table-cell>
          <table:table-cell office:value-type="string" calcext:value-type="string">
            <text:p>Straight</text:p>
          </table:table-cell>
          <table:table-cell table:number-columns-repeated="5"/>
          <table:table-cell office:value-type="string" calcext:value-type="string">
            <text:p>mattres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atan</text:p>
          </table:table-cell>
          <table:table-cell/>
          <table:table-cell office:value-type="string" calcext:value-type="string">
            <text:p>Satan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ar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faith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.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and,earth,ground,earth</text:p>
          </table:table-cell>
          <table:table-cell office:value-type="string" calcext:value-type="string">
            <text:p>Knife,cu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n,birth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Beginning,start</text:p>
          </table:table-cell>
          <table:table-cell office:value-type="string" calcext:value-type="string">
            <text:p>Person 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betrayal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betray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Word_of_God:Scripture <text:s/>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or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3"/>
          <table:table-cell office:value-type="string" calcext:value-type="string">
            <text:p>blessing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3"/>
          <table:table-cell office:value-type="string" calcext:value-type="string">
            <text:p>bless 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ye,see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,I</text:p>
          </table:table-cell>
          <table:table-cell table:number-columns-repeated="4"/>
          <table:table-cell office:value-type="string" calcext:value-type="string">
            <text:p>pride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ead:learn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,star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irth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prisoned:arrest:chain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ish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raid,fear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courag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table:number-columns-repeated="5"/>
          <table:table-cell office:value-type="string" calcext:value-type="string">
            <text:p>loaf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Whole,al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take:carry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spen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Cesa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ruler,king,crown,lo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ill,destroy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beckon 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5"/>
          <table:table-cell office:value-type="string" calcext:value-type="string">
            <text:p>power:abilit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Heart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ree,plant,wood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take:bring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et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Numb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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ing,ruler,,crown,lord</text:p>
          </table:table-cell>
          <table:table-cell table:number-columns-repeated="4"/>
          <table:table-cell office:value-type="string" calcext:value-type="string">
            <text:p>Caesar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prisoned:arrest:bound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i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urn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Part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ople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O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,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t,fire,heat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Messiah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uilding</text:p>
          </table:table-cell>
          <table:table-cell table:number-columns-repeated="5"/>
          <table:table-cell office:value-type="string" calcext:value-type="string">
            <text:p>temple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circumcision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circumcise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pur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to_clothe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bric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office:value-type="string" calcext:value-type="string">
            <text:p>Many</text:p>
          </table:table-cell>
          <table:table-cell table:number-columns-repeated="4"/>
          <table:table-cell office:value-type="string" calcext:value-type="string">
            <text:p>army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Fire,heat,hot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visit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5"/>
          <table:table-cell office:value-type="string" calcext:value-type="string">
            <text:p>leave:depart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!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ov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4"/>
          <table:table-cell office:value-type="string" calcext:value-type="string">
            <text:p>condemnati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4"/>
          <table:table-cell office:value-type="string" calcext:value-type="string">
            <text:p>condemn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table:number-columns-repeated="6"/>
          <table:table-cell office:value-type="string" calcext:value-type="string">
            <text:p>assura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ignorant:ignorance 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become(person)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,space,ground,earth,place</text:p>
          </table:table-cell>
          <table:table-cell table:number-columns-repeated="5"/>
          <table:table-cell office:value-type="string" calcext:value-type="string">
            <text:p>natio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Land,space,ground,earth,plac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Afraid,fear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brave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Church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Work,do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ing</text:p>
          </table:table-cell>
          <table:table-cell table:number-columns-repeated="2"/>
          <table:table-cell office:value-type="string" calcext:value-type="string">
            <text:p>envy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table:number-columns-repeated="6"/>
          <table:table-cell office:value-type="string" calcext:value-type="string">
            <text:p>multitude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uler:king:lord 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Fire,heat,hot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Window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pillow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ole,all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if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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or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Sun,day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Small,few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ll,beckon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un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ie:death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,ear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ie:dea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Lie:deception:false :lead_astray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Deceive,deception,lie,false,lead astray</text:p>
          </table:table-cell>
          <table:table-cell table:number-columns-repeated="2"/>
          <table:table-cell office:value-type="string" calcext:value-type="string">
            <text:p>hypocrite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lie :deceive::false :lead_astray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epth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Know,knowledg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5"/>
          <table:table-cell office:value-type="string" calcext:value-type="string">
            <text:p>leave:come_ou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eep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ree,plant,wood</text:p>
          </table:table-cell>
          <table:table-cell table:number-columns-repeated="4"/>
          <table:table-cell office:value-type="string" calcext:value-type="string">
            <text:p>wilderness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earn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want:like <text:s/>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kill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ead:death 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table:number-columns-repeated="6"/>
          <table:table-cell office:value-type="string" calcext:value-type="string">
            <text:p>soil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impur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,forward</text:p>
          </table:table-cell>
          <table:table-cell table:number-columns-repeated="3"/>
          <table:table-cell office:value-type="string" calcext:value-type="string">
            <text:p>apostle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</text:p>
          </table:table-cell>
          <table:table-cell office:value-type="string" calcext:value-type="string">
            <text:p>Heart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sick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wl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Obey,obedienc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3"/>
          <table:table-cell office:value-type="string" calcext:value-type="string">
            <text:p>rebellion:disobey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Obey,obedienc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3"/>
          <table:table-cell office:value-type="string" calcext:value-type="string">
            <text:p>rebellion:disobedienc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lit:division:separate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lit:divide:separate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Split,division,divide,separate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ork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healer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Animal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unbelief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Rest,sleep,lie down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ife,alive,liv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abid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ear 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deserve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ground:land:place 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Shak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meal:food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land,earth,ground,earth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rson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oney,wealth,wealth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t,fire,ho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mazing,amaz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raise,worship</text:p>
          </table:table-cell>
          <table:table-cell table:number-columns-repeated="10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No,not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,freedom</text:p>
          </table:table-cell>
          <table:table-cell office:value-type="string" calcext:value-type="string">
            <text:p>Heart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nish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and,space,ground,earth,place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hat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ing</text:p>
          </table:table-cell>
          <table:table-cell table:number-columns-repeated="3"/>
          <table:table-cell office:value-type="string" calcext:value-type="string">
            <text:p>:covet 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ame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whole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eternity:always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,whole</text:p>
          </table:table-cell>
          <table:table-cell office:value-type="string" calcext:value-type="string">
            <text:p>Time,when</text:p>
          </table:table-cell>
          <table:table-cell table:number-columns-repeated="5"/>
          <table:table-cell office:value-type="string" calcext:value-type="string">
            <text:p>always:eternal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n,night</text:p>
          </table:table-cell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3"/>
          <table:table-cell office:value-type="string" calcext:value-type="string">
            <text:p>explanatio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Understand,understanding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3"/>
          <table:table-cell office:value-type="string" calcext:value-type="string">
            <text:p>explain 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ee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lothing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believ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faithfulness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faithful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Descend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table:style-name="ce5"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rue,tr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lie :deceive:deception:lead_astray 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Nea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ow,to plan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2"/>
          <table:table-cell office:value-type="string" calcext:value-type="string">
            <text:p>sowe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ter,wet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afraid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Eat,food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3"/>
          <table:table-cell office:value-type="string" calcext:value-type="string">
            <text:p>party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all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r:battle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nd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t :heat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ginning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meal:ea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Wisdom,wis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To,forward</text:p>
          </table:table-cell>
          <table:table-cell table:number-columns-repeated="4"/>
          <table:table-cell office:value-type="string" calcext:value-type="string">
            <text:p>giv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and,space.ground,earth,place</text:p>
          </table:table-cell>
          <table:table-cell table:number-columns-repeated="4"/>
          <table:table-cell office:value-type="string" calcext:value-type="string">
            <text:p>sojourner:gentile 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forgiveness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3"/>
          <table:table-cell office:value-type="string" calcext:value-type="string">
            <text:p>forgiv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o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Root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Animal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5"/>
          <table:table-cell office:value-type="string" calcext:value-type="string">
            <text:p>perfume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eedom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re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,forward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useless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adar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</text:p>
          </table:table-cell>
          <table:table-cell office:value-type="string" calcext:value-type="string">
            <text:p>Land,space,ground,earth</text:p>
          </table:table-cell>
          <table:table-cell table:number-columns-repeated="5"/>
          <table:table-cell office:value-type="string" calcext:value-type="string">
            <text:p>Gerasen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oo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together(people)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together(things)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and,space,ground,earth,place</text:p>
          </table:table-cell>
          <table:table-cell table:number-columns-repeated="4"/>
          <table:table-cell office:value-type="string" calcext:value-type="string">
            <text:p>sojourner:foreigner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gentleness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gent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,arrest,bound,imprisoned</text:p>
          </table:table-cell>
          <table:table-cell office:value-type="string" calcext:value-type="string">
            <text:p>Land,space,ground,earth</text:p>
          </table:table-cell>
          <table:table-cell table:number-columns-repeated="5"/>
          <table:table-cell office:value-type="string" calcext:value-type="string">
            <text:p>Gadarene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et,water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To,forward</text:p>
          </table:table-cell>
          <table:table-cell table:number-columns-repeated="4"/>
          <table:table-cell office:value-type="string" calcext:value-type="string">
            <text:p>fo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Food,eat,meal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rave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office:value-type="string" calcext:value-type="string">
            <text:p>lower(vb.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Bon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aint:righteous_perso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ig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Fa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Crown,ruler,king,lor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hea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4"/>
          <table:table-cell office:value-type="string" calcext:value-type="string">
            <text:p>thank:gratitude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4"/>
          <table:table-cell office:value-type="string" calcext:value-type="string">
            <text:p>thank:gratitude 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ead,death,di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tom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ppy,joy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ad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,cut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earth:land:place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ipen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Swo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guilt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guilt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ppy,joy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joy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,not</text:p>
          </table:table-cell>
          <table:table-cell table:number-columns-repeated="5"/>
          <table:table-cell office:value-type="string" calcext:value-type="string">
            <text:p>enmity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need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ealth,healthy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alth,healthy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doctor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healthy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health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ar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ot :fire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easure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Land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ire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attendant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an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wn,king,ruler,lor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all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Under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untai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Beat</text:p>
          </table:table-cell>
          <table:table-cell table:number-columns-repeated="3"/>
          <table:table-cell office:value-type="string" calcext:value-type="string">
            <text:p>bea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Sweets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Swor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me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ire:heat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ound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e</text:p>
          </table:table-cell>
          <table:table-cell table:number-columns-repeated="4"/>
          <table:table-cell office:value-type="string" calcext:value-type="string">
            <text:p>humility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r</text:p>
          </table:table-cell>
          <table:table-cell table:number-columns-repeated="4"/>
          <table:table-cell office:value-type="string" calcext:value-type="string">
            <text:p>humble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hing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pain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3"/>
          <table:table-cell office:value-type="string" calcext:value-type="string">
            <text:p>deceiver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ignorant:confus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confuse:ignorance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asure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now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rrest:bound:chain 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dirty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inside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joy, happy</text:p>
          </table:table-cell>
          <table:table-cell office:value-type="string" calcext:value-type="string">
            <text:p>Laug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temple,church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Authority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</text:p>
          </table:table-cell>
          <table:table-cell office:value-type="string" calcext:value-type="string">
            <text:p>James(the_Disciple)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t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.ruler,lord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o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ad, griev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9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ng,ruler,crown,lord</text:p>
          </table:table-cell>
          <table:table-cell office:value-type="string" calcext:value-type="string">
            <text:p>cros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Joshua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ook</text:p>
          </table:table-cell>
          <table:table-cell table:number-columns-repeated="4"/>
          <table:table-cell office:value-type="string" calcext:value-type="string">
            <text:p>jewis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ook</text:p>
          </table:table-cell>
          <table:table-cell table:number-columns-repeated="4"/>
          <table:table-cell office:value-type="string" calcext:value-type="string">
            <text:p>jew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John_the_Discip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ife,cut</text:p>
          </table:table-cell>
          <table:table-cell table:number-columns-repeated="4"/>
          <table:table-cell office:value-type="string" calcext:value-type="string">
            <text:p>Joh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 </text:p>
          </table:table-cell>
          <table:table-cell office:value-type="string" calcext:value-type="string">
            <text:p>fl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</text:p>
          </table:table-cell>
          <table:table-cell office:value-type="string" calcext:value-type="string">
            <text:p>Jonah(Simon’s_father)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l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art*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</text:p>
          </table:table-cell>
          <table:table-cell office:value-type="string" calcext:value-type="string">
            <text:p>baptism,baptize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re 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Jesus_not_Chris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ll,whol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straight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app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Jude:Judas(not_Iscariot)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as(not_Iscariot)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Jude:Juda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Judas:Judas(not_Iscariot)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judgment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judg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qual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v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destroy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kindness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kind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uler:crown:lord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Land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Face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Down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ut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i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owledge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ow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able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earth:ground:place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later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late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ppy</text:p>
          </table:table-cell>
          <table:table-cell table:number-columns-repeated="5"/>
          <table:table-cell office:value-type="string" calcext:value-type="string">
            <text:p>laughter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appy</text:p>
          </table:table-cell>
          <table:table-cell table:number-columns-repeated="5"/>
          <table:table-cell office:value-type="string" calcext:value-type="string">
            <text:p>laugh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outh,speak,said</text:p>
          </table:table-cell>
          <table:table-cell office:value-type="string" calcext:value-type="string">
            <text:p>Crown</text:p>
          </table:table-cell>
          <table:table-cell table:number-columns-repeated="4"/>
          <table:table-cell office:value-type="string" calcext:value-type="string">
            <text:p>lawful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outh,speak,said</text:p>
          </table:table-cell>
          <table:table-cell office:value-type="string" calcext:value-type="string">
            <text:p>Crown</text:p>
          </table:table-cell>
          <table:table-cell table:number-columns-repeated="4"/>
          <table:table-cell office:value-type="string" calcext:value-type="string">
            <text:p>law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leade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lie :deceive:deception:fals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lead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ead:book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office:value-type="string" calcext:value-type="string">
            <text:p>smallest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come_out:depart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rai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any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air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Levi(Matthew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</text:p>
          </table:table-cell>
          <table:table-cell office:value-type="string" calcext:value-type="string">
            <text:p>Levi(Matthew)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qual,same</text:p>
          </table:table-cell>
          <table:table-cell office:value-type="string" calcext:value-type="string">
            <text:p>People</text:p>
          </table:table-cell>
          <table:table-cell table:number-columns-repeated="3"/>
          <table:table-cell office:value-type="string" calcext:value-type="string">
            <text:p>Levi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office:value-type="string" calcext:value-type="string">
            <text:p>deceive:deception:false :lead_astray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leep:rest 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live:alive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u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y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nt:desire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bric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live:life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rain</text:p>
          </table:table-cell>
          <table:table-cell table:number-columns-repeated="5"/>
          <table:table-cell office:value-type="string" calcext:value-type="string">
            <text:p>bread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patient:patience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uler:crown:king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Good 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mpassion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office:value-type="string" calcext:value-type="string">
            <text:p>go_down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</text:p>
          </table:table-cell>
          <table:table-cell table:number-columns-repeated="3"/>
          <table:table-cell office:value-type="string" calcext:value-type="string">
            <text:p>sexual_desire:sensuality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now,knowledge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kill,destro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Person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Land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Woma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Sea,ocean</text:p>
          </table:table-cell>
          <table:table-cell table:number-columns-repeated="3"/>
          <table:table-cell office:value-type="string" calcext:value-type="string">
            <text:p>Mary(Mother_of_Jesus)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Sea,ocea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</text:p>
          </table:table-cell>
          <table:table-cell office:value-type="string" calcext:value-type="string">
            <text:p>Mary(Mother_of_Jesus)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sea,ocean</text:p>
          </table:table-cell>
          <table:table-cell table:number-columns-repeated="3"/>
          <table:table-cell office:value-type="string" calcext:value-type="string">
            <text:p>Mar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ng,crown,lord,ruler</text:p>
          </table:table-cell>
          <table:table-cell office:value-type="string" calcext:value-type="string">
            <text:p>hand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table:number-columns-repeated="6"/>
          <table:table-cell office:value-type="string" calcext:value-type="string">
            <text:p>bed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and</text:p>
          </table:table-cell>
          <table:table-cell table:number-columns-repeated="4"/>
          <table:table-cell office:value-type="string" calcext:value-type="string">
            <text:p>ripe 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eat:food 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King,crown,ruler,lor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Christ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think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ork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althy:wealth 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ight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Up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mountai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k:said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crowd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nif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Small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forward,t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</text:p>
          </table:table-cell>
          <table:table-cell office:value-type="string" calcext:value-type="string">
            <text:p>Napha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tle,fight,wa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and</text:p>
          </table:table-cell>
          <table:table-cell table:number-columns-repeated="5"/>
          <table:table-cell office:value-type="string" calcext:value-type="string">
            <text:p>country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Branch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have_to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oon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No,not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leep,rest,lie 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mell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immediately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ork</text:p>
          </table:table-cell>
          <table:table-cell table:number-columns-repeated="5"/>
          <table:table-cell office:value-type="string" calcext:value-type="string">
            <text:p>obey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ork</text:p>
          </table:table-cell>
          <table:table-cell table:number-columns-repeated="5"/>
          <table:table-cell office:value-type="string" calcext:value-type="string">
            <text:p>obedience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office:value-type="string" calcext:value-type="string">
            <text:p>sea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w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on_top_of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on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One</text:p>
          </table:table-cell>
          <table:table-cell table:number-columns-repeated="5"/>
          <table:table-cell office:value-type="string" calcext:value-type="string">
            <text:p>alone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d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4"/>
          <table:table-cell office:value-type="string" calcext:value-type="string">
            <text:p>that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outside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ou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6"/>
          <table:table-cell office:value-type="string" calcext:value-type="string">
            <text:p>abov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ckwa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Animal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hurt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outh</text:p>
          </table:table-cell>
          <table:table-cell table:number-columns-repeated="5"/>
          <table:table-cell office:value-type="string" calcext:value-type="string">
            <text:p>story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ome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hing</text:p>
          </table:table-cell>
          <table:table-cell table:number-columns-repeated="4"/>
          <table:table-cell office:value-type="string" calcext:value-type="string">
            <text:p>festiva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through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Mouth,thing</text:p>
          </table:table-cell>
          <table:table-cell office:value-type="string" calcext:value-type="string">
            <text:p>Knife,no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ackward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y:road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patient:longsuffering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longsuffering:patience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ove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rit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y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go,travel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se</text:p>
          </table:table-cell>
          <table:table-cell table:number-columns-repeated="5"/>
          <table:table-cell office:value-type="string" calcext:value-type="string">
            <text:p>fragrant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Ruler</text:p>
          </table:table-cell>
          <table:table-cell table:number-columns-repeated="5"/>
          <table:table-cell office:value-type="string" calcext:value-type="string">
            <text:p>allow 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Heart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o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rs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and,space,ground,earth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Crown,king,ruler,lord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cushion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ace:earth:ground:land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Pen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ood:tree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owl</text:p>
          </table:table-cell>
          <table:table-cell table:number-columns-repeated="5"/>
          <table:table-cell office:value-type="string" calcext:value-type="string">
            <text:p>platte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owl</text:p>
          </table:table-cell>
          <table:table-cell table:number-columns-repeated="5"/>
          <table:table-cell office:value-type="string" calcext:value-type="string">
            <text:p>plat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</text:p>
          </table:table-cell>
          <table:table-cell table:number-columns-repeated="5"/>
          <table:table-cell office:value-type="string" calcext:value-type="string">
            <text:p>ability:can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worship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3"/>
          <table:table-cell office:value-type="string" calcext:value-type="string">
            <text:p>prayer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3"/>
          <table:table-cell office:value-type="string" calcext:value-type="string">
            <text:p>pray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preach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</text:p>
          </table:table-cell>
          <table:table-cell table:number-columns-repeated="4"/>
          <table:table-cell office:value-type="string" calcext:value-type="string">
            <text:p>preachin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oney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and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War</text:p>
          </table:table-cell>
          <table:table-cell table:number-columns-repeated="5"/>
          <table:table-cell office:value-type="string" calcext:value-type="string">
            <text:p>victory:triumph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Me</text:p>
          </table:table-cell>
          <table:table-cell table:number-columns-repeated="4"/>
          <table:table-cell office:value-type="string" calcext:value-type="string">
            <text:p>boast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Small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hai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hain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any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Work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Forward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sing,song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2"/>
          <table:table-cell office:value-type="string" calcext:value-type="string">
            <text:p>sing:song 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clean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Color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therefore:because:reason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Woma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ask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il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et,wat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appy,jo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ook:learn 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therefore:because:purpos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disobedience:disobey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nd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olor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redemption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,bound,imprisoned,arrest</text:p>
          </table:table-cell>
          <table:table-cell office:value-type="string" calcext:value-type="string">
            <text:p>Money,wealth.wealthy</text:p>
          </table:table-cell>
          <table:table-cell table:number-columns-repeated="5"/>
          <table:table-cell office:value-type="string" calcext:value-type="string">
            <text:p>redeem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Gras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big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Face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</text:p>
          </table:table-cell>
          <table:table-cell table:number-columns-repeated="6"/>
          <table:table-cell office:value-type="string" calcext:value-type="string">
            <text:p>times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repentanc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,tur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repent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leep:lie_down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resurrection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4"/>
          <table:table-cell office:value-type="string" calcext:value-type="string">
            <text:p>resurrect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show:appear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ey,wealth,wealthy</text:p>
          </table:table-cell>
          <table:table-cell office:value-type="string" calcext:value-type="string">
            <text:p>Work,d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righteousness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aint:godly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</text:p>
          </table:table-cell>
          <table:table-cell table:number-columns-repeated="5"/>
          <table:table-cell office:value-type="string" calcext:value-type="string">
            <text:p>righteous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</text:p>
          </table:table-cell>
          <table:table-cell office:value-type="string" calcext:value-type="string">
            <text:p>Grow,growth,ripen</text:p>
          </table:table-cell>
          <table:table-cell table:number-columns-repeated="5"/>
          <table:table-cell office:value-type="string" calcext:value-type="string">
            <text:p>mature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growth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tream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y:path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thief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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Roo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Blood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rown:king:lord 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Ver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Rest,sleep,lie 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,heat,ho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riev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Up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peak:mouth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godly:righteous_person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leep,rest,lie down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leep,rest,lie down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/>
          <table:table-cell office:value-type="string" calcext:value-type="string">
            <text:p>.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qua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Land,space,ground,eart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elzebub</text:p>
          </table:table-cell>
          <table:table-cell/>
          <table:table-cell office:value-type="string" calcext:value-type="string">
            <text:p>Beelzebul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traight</text:p>
          </table:table-cell>
          <table:table-cell table:number-columns-repeated="3"/>
          <table:table-cell office:value-type="string" calcext:value-type="string">
            <text:p>rescu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Hand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n,write</text:p>
          </table:table-cell>
          <table:table-cell table:number-columns-repeated="5"/>
          <table:table-cell office:value-type="string" calcext:value-type="string">
            <text:p>writer:author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Word_of_God:Bible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ross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Plant,tree,wood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Closed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ye,see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ar,hear</text:p>
          </table:table-cell>
          <table:table-cell table:number-columns-repeated="4"/>
          <table:table-cell office:value-type="string" calcext:value-type="string">
            <text:p>whisper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ye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e,I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o,forward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sexual_desire:lus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5"/>
          <table:table-cell office:value-type="string" calcext:value-type="string">
            <text:p>split:divide:divisio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erve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Work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eedl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lust:sensuality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Sun,day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,I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Crown,ruler,lord,king</text:p>
          </table:table-cell>
          <table:table-cell office:value-type="string" calcext:value-type="string">
            <text:p>Love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outh,said,speak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Eye,see</text:p>
          </table:table-cell>
          <table:table-cell table:number-columns-repeated="5"/>
          <table:table-cell office:value-type="string" calcext:value-type="string">
            <text:p>appear:reveal 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,grieve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isease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Air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Mouth,said,speak</text:p>
          </table:table-cell>
          <table:table-cell table:number-columns-repeated="5"/>
          <table:table-cell office:value-type="string" calcext:value-type="string">
            <text:p>quie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5"/>
          <table:table-cell office:value-type="string" calcext:value-type="string">
            <text:p>Sim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5"/>
          <table:table-cell office:value-type="string" calcext:value-type="string">
            <text:p>Sime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</text:p>
          </table:table-cell>
          <table:table-cell office:value-type="string" calcext:value-type="string">
            <text:p>Simon(Jesus’s_brother)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inful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si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4"/>
          <table:table-cell office:value-type="string" calcext:value-type="string">
            <text:p>Psalm:song 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ork,do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air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e_down:rest 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To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ew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mall,few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mall,few</text:p>
          </table:table-cell>
          <table:table-cell table:number-columns-repeated="5"/>
          <table:table-cell office:value-type="string" calcext:value-type="string">
            <text:p>least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s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,hot,heat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table:number-columns-repeated="6"/>
          <table:table-cell office:value-type="string" calcext:value-type="string">
            <text:p>dirt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Land,space,ground,earth</text:p>
          </table:table-cell>
          <table:table-cell table:number-columns-repeated="4"/>
          <table:table-cell office:value-type="string" calcext:value-type="string">
            <text:p>foreigner:gentile 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r,fight,battl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art 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appy,joy</text:p>
          </table:table-cell>
          <table:table-cell table:number-columns-repeated="4"/>
          <table:table-cell office:value-type="string" calcext:value-type="string">
            <text:p>Psalm:sin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to_plant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3"/>
          <table:table-cell office:value-type="string" calcext:value-type="string">
            <text:p>farmer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earth:ground:land:place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outh:said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buy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erson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Water,wet</text:p>
          </table:table-cell>
          <table:table-cell office:value-type="string" calcext:value-type="string">
            <text:p>To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ivide:division:separate 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Cup,drink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evel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eginning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You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at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nd,finish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Mouth,said,speak</text:p>
          </table:table-cell>
          <table:table-cell table:number-columns-repeated="5"/>
          <table:table-cell office:value-type="string" calcext:value-type="string">
            <text:p>parable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Person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Fire,heat,hot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ay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cripture,Bible,Word of Go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,day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hing</text:p>
          </table:table-cell>
          <table:table-cell table:number-columns-repeated="5"/>
          <table:table-cell office:value-type="string" calcext:value-type="string">
            <text:p>bring:carry 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ruit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Money,wealth,wealthy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Money,wealth,wealthy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read,learn</text:p>
          </table:table-cell>
          <table:table-cell table:number-columns-repeated="5"/>
          <table:table-cell office:value-type="string" calcext:value-type="string">
            <text:p>teaching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read,learn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ok,read,learn</text:p>
          </table:table-cell>
          <table:table-cell table:number-columns-repeated="5"/>
          <table:table-cell office:value-type="string" calcext:value-type="string">
            <text:p>teach 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Bon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Building</text:p>
          </table:table-cell>
          <table:table-cell table:number-columns-repeated="5"/>
          <table:table-cell office:value-type="string" calcext:value-type="string">
            <text:p>church 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temptation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Desire,like,want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2"/>
          <table:table-cell office:value-type="string" calcext:value-type="string">
            <text:p>tempt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,I</text:p>
          </table:table-cell>
          <table:table-cell table:number-columns-repeated="4"/>
          <table:table-cell office:value-type="string" calcext:value-type="string">
            <text:p>witnes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heart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ppy,joy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ove,compassion</text:p>
          </table:table-cell>
          <table:table-cell table:number-columns-repeated="3"/>
          <table:table-cell office:value-type="string" calcext:value-type="string">
            <text:p>grateful:gratitude 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4"/>
          <table:table-cell office:value-type="string" calcext:value-type="string">
            <text:p>other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they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because:purpose:reason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them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robbe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Face</text:p>
          </table:table-cell>
          <table:table-cell table:number-columns-repeated="5"/>
          <table:table-cell office:value-type="string" calcext:value-type="string">
            <text:p>mind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h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ame,equal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tick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,division,separate,split</text:p>
          </table:table-cell>
          <table:table-cell office:value-type="string" calcext:value-type="string">
            <text:p>Grain,wheat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pass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Storm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kno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ye,see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hen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table:number-columns-repeated="6"/>
          <table:table-cell office:value-type="string" calcext:value-type="string">
            <text:p>repeat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orward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 office:value-type="string" calcext:value-type="string">
            <text:p>Person</text:p>
          </table:table-cell>
          <table:table-cell table:number-columns-repeated="5"/>
          <table:table-cell office:value-type="string" calcext:value-type="string">
            <text:p>clothe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Small,few</text:p>
          </table:table-cell>
          <table:table-cell table:number-columns-repeated="4"/>
          <table:table-cell office:value-type="string" calcext:value-type="string">
            <text:p>sow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table:number-columns-repeated="5"/>
          <table:table-cell office:value-type="string" calcext:value-type="string">
            <text:p>gathered(people)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hings</text:p>
          </table:table-cell>
          <table:table-cell table:number-columns-repeated="5"/>
          <table:table-cell office:value-type="string" calcext:value-type="string">
            <text:p>gathered(things)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ead,death,die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grave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Fabric,clothing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Hand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transfigure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,see</text:p>
          </table:table-cell>
          <table:table-cell table:number-columns-repeated="4"/>
          <table:table-cell office:value-type="string" calcext:value-type="string">
            <text:p>transfiguration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o 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ood:plant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ove,compass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War,fight,battle</text:p>
          </table:table-cell>
          <table:table-cell table:number-columns-repeated="5"/>
          <table:table-cell office:value-type="string" calcext:value-type="string">
            <text:p>victory:prevail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table:style-name="ce5"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office:value-type="string" calcext:value-type="string">
            <text:p>truth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,said,speak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table:style-name="ce18" office:value-type="string" calcext:value-type="string">
            <text:p>true 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hange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rt,pain</text:p>
          </table:table-cell>
          <table:table-cell office:value-type="string" calcext:value-type="string">
            <text:p>Knife,cu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and,space,ground,earth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elieve,faith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Cross</text:p>
          </table:table-cell>
          <table:table-cell table:number-columns-repeated="3"/>
          <table:table-cell office:value-type="string" calcext:value-type="string">
            <text:p>doubt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.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understanding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Very</text:p>
          </table:table-cell>
          <table:table-cell table:number-columns-repeated="5"/>
          <table:table-cell office:value-type="string" calcext:value-type="string">
            <text:p>understand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rain,wheat</text:p>
          </table:table-cell>
          <table:table-cell office:value-type="string" calcext:value-type="string">
            <text:p>Down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ie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ime,when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e,eye</text:p>
          </table:table-cell>
          <table:table-cell office:value-type="string" calcext:value-type="string">
            <text:p>sun,day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table:number-columns-repeated="6"/>
          <table:table-cell office:value-type="string" calcext:value-type="string">
            <text:p>we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useful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5"/>
          <table:table-cell office:value-type="string" calcext:value-type="string">
            <text:p>use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Work,do</text:p>
          </table:table-cell>
          <table:table-cell table:number-columns-repeated="4"/>
          <table:table-cell office:value-type="string" calcext:value-type="string">
            <text:p>futil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worthy:worth 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Money,wealth,wealthy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War,fight,battle</text:p>
          </table:table-cell>
          <table:table-cell table:number-columns-repeated="5"/>
          <table:table-cell office:value-type="string" calcext:value-type="string">
            <text:p>prevail:triumph 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Near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Land,space,ground,earth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,clean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Near</text:p>
          </table:table-cell>
          <table:table-cell table:number-columns-repeated="5"/>
          <table:table-cell office:value-type="string" calcext:value-type="string">
            <text:p>come <text:s text:c="2"/>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Ear,hea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traight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Heart</text:p>
          </table:table-cell>
          <table:table-cell table:number-columns-repeated="5"/>
          <table:table-cell office:value-type="string" calcext:value-type="string">
            <text:p>desire:like <text:s/>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attle:fight 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ure,clean</text:p>
          </table:table-cell>
          <table:table-cell office:value-type="string" calcext:value-type="string">
            <text:p>Wet,water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</text:p>
          </table:table-cell>
          <table:table-cell office:value-type="string" calcext:value-type="string">
            <text:p>Tower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t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et,water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ath:road 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,I</text:p>
          </table:table-cell>
          <table:table-cell table:number-columns-repeated="6"/>
          <table:table-cell office:value-type="string" calcext:value-type="string">
            <text:p>u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Knife,cut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ealthy:money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oney:wealth 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,beginning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office:value-type="string" calcext:value-type="string">
            <text:p>weight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easure</text:p>
          </table:table-cell>
          <table:table-cell table:number-columns-repeated="5"/>
          <table:table-cell office:value-type="string" calcext:value-type="string">
            <text:p>weigh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water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grain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et,silence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Ear,hear</text:p>
          </table:table-cell>
          <table:table-cell table:number-columns-repeated="3"/>
          <table:table-cell office:value-type="string" calcext:value-type="string">
            <text:p>secret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Color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ll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ause,purpose,reason,therefore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Ask,questioned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office:value-type="string" calcext:value-type="string">
            <text:p>No,not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ove,compassion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Rest,sleep,lie down</text:p>
          </table:table-cell>
          <table:table-cell office:value-type="string" calcext:value-type="string">
            <text:p>Love,compassion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Big</text:p>
          </table:table-cell>
          <table:table-cell table:number-columns-repeated="4"/>
          <table:table-cell office:value-type="string" calcext:value-type="string">
            <text:p>desert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ir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p,drink</text:p>
          </table:table-cell>
          <table:table-cell office:value-type="string" calcext:value-type="string">
            <text:p>Fruit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table:number-columns-repeated="6"/>
          <table:table-cell office:value-type="string" calcext:value-type="string">
            <text:p>wing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</text:p>
          </table:table-cell>
          <table:table-cell table:number-columns-repeated="6"/>
          <table:table-cell office:value-type="string" calcext:value-type="string">
            <text:p>wing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,when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Fire,heat,hot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wis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</text:p>
          </table:table-cell>
          <table:table-cell office:value-type="string" calcext:value-type="string">
            <text:p>Or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qual,sam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Me,I</text:p>
          </table:table-cell>
          <table:table-cell table:number-columns-repeated="4"/>
          <table:table-cell office:value-type="string" calcext:value-type="string">
            <text:p>testimony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lant:tree 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read,learn</text:p>
          </table:table-cell>
          <table:table-cell office:value-type="string" calcext:value-type="string">
            <text:p>Cross</text:p>
          </table:table-cell>
          <table:table-cell table:number-columns-repeated="5"/>
          <table:table-cell office:value-type="string" calcext:value-type="string">
            <text:p>Bible:Scripture <text:s/>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o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</text:p>
          </table:table-cell>
          <table:table-cell office:value-type="string" calcext:value-type="string">
            <text:p>Snake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any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praise 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worthy:value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oney,wealth,wealthy</text:p>
          </table:table-cell>
          <table:table-cell table:number-columns-repeated="5"/>
          <table:table-cell office:value-type="string" calcext:value-type="string">
            <text:p>value:worth 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</text:p>
          </table:table-cell>
          <table:table-cell office:value-type="string" calcext:value-type="string">
            <text:p>Anger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en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n</text:p>
          </table:table-cell>
          <table:table-cell table:number-columns-repeated="5"/>
          <table:table-cell office:value-type="string" calcext:value-type="string">
            <text:p>author :scribe 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king,ruler,lord</text:p>
          </table:table-cell>
          <table:table-cell office:value-type="string" calcext:value-type="string">
            <text:p>Man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/>
          <table:table-cell office:value-type="string" calcext:value-type="string">
            <text:p>Land,space,ground,earth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Day,sun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/>
          <table:table-cell office:value-type="string" calcext:value-type="string">
            <text:p>Good</text:p>
          </table:table-cell>
          <table:table-cell table:number-columns-repeated="6"/>
          <table:table-cell office:value-type="string" calcext:value-type="string">
            <text:p>correct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Tool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/>
          <table:table-cell office:value-type="string" calcext:value-type="string">
            <text:p>Small,few</text:p>
          </table:table-cell>
          <table:table-cell office:value-type="string" calcext:value-type="string">
            <text:p>Time,whe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ork,do</text:p>
          </table:table-cell>
          <table:table-cell office:value-type="string" calcext:value-type="string">
            <text:p>goo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Lov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us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Fac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Sun,day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tthew, 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wheat,grain</text:p>
          </table:table-cell>
          <table:table-cell office:value-type="string" calcext:value-type="string">
            <text:p>small,few</text:p>
          </table:table-cell>
          <table:table-cell table:number-columns-repeated="1014"/>
        </table:table-row>
        <table:table-row table:style-name="ro2" table:number-rows-repeated="1047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MatthewMark(xref)_5_1 2'.A1:'MatthewMark(xref)_5_1 2'.N10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SUN5.1" svg:font-family="SUN5.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09:42:23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09:48:26.901000000</dc:date>
    <meta:editing-duration>PT17M17S</meta:editing-duration>
    <meta:editing-cycles>6</meta:editing-cycles>
    <meta:generator>LibreOffice/6.2.0.3$Windows_X86_64 LibreOffice_project/98c6a8a1c6c7b144ce3cc729e34964b47ce25d62</meta:generator>
    <meta:document-statistic meta:table-count="1" meta:cell-count="8832" meta:object-count="0"/>
  </office:meta>
</office:document-meta>
</file>